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Probability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Number of degrees of free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-square</text:p>
          </table:table-cell>
          <table:table-cell table:formula="of:=LEGACY.CHIINV([.B1];[.B2])" office:value-type="float" office:value="5.99146454710798" calcext:value-type="float">
            <text:p>5.99146454710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07:40.916097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13:43.812660360</meta:creation-date>
    <dc:date>2023-06-20T20:08:08.480937125</dc:date>
    <meta:editing-duration>PT6M15S</meta:editing-duration>
    <meta:editing-cycles>2</meta:editing-cycles>
    <meta:generator>LibreOffice/7.5.4.2$Linux_X86_64 LibreOffice_project/50$Build-2</meta:generator>
    <meta:document-statistic meta:table-count="1" meta:cell-count="6" meta:object-count="0"/>
  </office:meta>
</office:document-meta>
</file>